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35pt"/>
    </style:style>
    <style:style style:name="co2" style:family="table-column">
      <style:table-column-properties fo:break-before="auto" style:column-width="40.05pt"/>
    </style:style>
    <style:style style:name="co3" style:family="table-column">
      <style:table-column-properties fo:break-before="auto" style:column-width="98.11pt"/>
    </style:style>
    <style:style style:name="co4" style:family="table-column">
      <style:table-column-properties fo:break-before="auto" style:column-width="74.49pt"/>
    </style:style>
    <style:style style:name="co5" style:family="table-column">
      <style:table-column-properties fo:break-before="auto" style:column-width="43.46pt"/>
    </style:style>
    <style:style style:name="co6" style:family="table-column">
      <style:table-column-properties fo:break-before="auto" style:column-width="57.6pt"/>
    </style:style>
    <style:style style:name="co7" style:family="table-column">
      <style:table-column-properties fo:break-before="auto" style:column-width="73.81pt"/>
    </style:style>
    <style:style style:name="co8" style:family="table-column">
      <style:table-column-properties fo:break-before="auto" style:column-width="42.7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me-to-annotat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number-columns-repeated="2" table:default-cell-style-name="Default"/>
        <table:table-row table:style-name="ro1">
          <table:table-cell/>
          <table:table-cell office:value-type="string" calcext:value-type="string">
            <text:p>domain</text:p>
          </table:table-cell>
          <table:table-cell office:value-type="string" calcext:value-type="string">
            <text:p>word1</text:p>
          </table:table-cell>
          <table:table-cell office:value-type="string" calcext:value-type="string">
            <text:p>word2</text:p>
          </table:table-cell>
          <table:table-cell office:value-type="string" calcext:value-type="string">
            <text:p>relation</text:p>
          </table:table-cell>
          <table:table-cell office:value-type="string" calcext:value-type="string">
            <text:p>same_object</text:p>
          </table:table-cell>
          <table:table-cell office:value-type="string" calcext:value-type="string">
            <text:p>subrelation</text:p>
          </table:table-cell>
          <table:table-cell office:value-type="string" calcext:value-type="string">
            <text:p>totalfreq</text:p>
          </table:table-cell>
          <table:table-cell office:value-type="string" calcext:value-type="string">
            <text:p>freq-w1-w2</text:p>
          </table:table-cell>
          <table:table-cell office:value-type="string" calcext:value-type="string">
            <text:p>freq-w2-w1</text:p>
          </table:table-cell>
          <table:table-cell office:value-type="string" calcext:value-type="string">
            <text:p>domain_w1</text:p>
          </table:table-cell>
          <table:table-cell office:value-type="string" calcext:value-type="string">
            <text:p>domain_w2</text:p>
          </table:table-cell>
          <table:table-cell office:value-type="string" calcext:value-type="string">
            <text:p>syn_w1</text:p>
          </table:table-cell>
          <table:table-cell office:value-type="string" calcext:value-type="string">
            <text:p>syn_w2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office:value-type="float" office:value="2809" calcext:value-type="float">
            <text:p>2809</text:p>
          </table:table-cell>
          <table:table-cell office:value-type="float" office:value="1937" calcext:value-type="float">
            <text:p>1937</text:p>
          </table:table-cell>
          <table:table-cell office:value-type="float" office:value="872" calcext:value-type="float">
            <text:p>87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516" calcext:value-type="float">
            <text:p>1516</text:p>
          </table:table-cell>
          <table:table-cell office:value-type="float" office:value="1468" calcext:value-type="float">
            <text:p>146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office:value-type="float" office:value="1376" calcext:value-type="float">
            <text:p>1376</text:p>
          </table:table-cell>
          <table:table-cell office:value-type="float" office:value="1365" calcext:value-type="float">
            <text:p>136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1227" calcext:value-type="float">
            <text:p>1227</text:p>
          </table:table-cell>
          <table:table-cell office:value-type="float" office:value="629" calcext:value-type="float">
            <text:p>629</text:p>
          </table:table-cell>
          <table:table-cell office:value-type="float" office:value="598" calcext:value-type="float">
            <text:p>59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3" calcext:value-type="float">
            <text:p>248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101" calcext:value-type="float">
            <text:p>1101</text:p>
          </table:table-cell>
          <table:table-cell office:value-type="float" office:value="997" calcext:value-type="float">
            <text:p>997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087" calcext:value-type="float">
            <text:p>1087</text:p>
          </table:table-cell>
          <table:table-cell office:value-type="float" office:value="651" calcext:value-type="float">
            <text:p>651</text:p>
          </table:table-cell>
          <table:table-cell office:value-type="float" office:value="436" calcext:value-type="float">
            <text:p>43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6" calcext:value-type="float">
            <text:p>24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024" calcext:value-type="float">
            <text:p>1024</text:p>
          </table:table-cell>
          <table:table-cell office:value-type="float" office:value="799" calcext:value-type="float">
            <text:p>799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944" calcext:value-type="float">
            <text:p>944</text:p>
          </table:table-cell>
          <table:table-cell office:value-type="float" office:value="493" calcext:value-type="float">
            <text:p>493</text:p>
          </table:table-cell>
          <table:table-cell office:value-type="float" office:value="451" calcext:value-type="float">
            <text:p>45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office:value-type="float" office:value="767" calcext:value-type="float">
            <text:p>767</text:p>
          </table:table-cell>
          <table:table-cell office:value-type="float" office:value="505" calcext:value-type="float">
            <text:p>505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753" calcext:value-type="float">
            <text:p>753</text:p>
          </table:table-cell>
          <table:table-cell office:value-type="float" office:value="724" calcext:value-type="float">
            <text:p>724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office:value-type="float" office:value="654" calcext:value-type="float">
            <text:p>654</text:p>
          </table:table-cell>
          <table:table-cell office:value-type="float" office:value="556" calcext:value-type="float">
            <text:p>55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2" calcext:value-type="float">
            <text:p>24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594" calcext:value-type="float">
            <text:p>594</text:p>
          </table:table-cell>
          <table:table-cell office:value-type="float" office:value="325" calcext:value-type="float">
            <text:p>325</text:p>
          </table:table-cell>
          <table:table-cell office:value-type="float" office:value="269" calcext:value-type="float">
            <text:p>26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559" calcext:value-type="float">
            <text:p>559</text:p>
          </table:table-cell>
          <table:table-cell office:value-type="float" office:value="537" calcext:value-type="float">
            <text:p>5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537" calcext:value-type="float">
            <text:p>537</text:p>
          </table:table-cell>
          <table:table-cell office:value-type="float" office:value="475" calcext:value-type="float">
            <text:p>475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45" calcext:value-type="float">
            <text:p>445</text:p>
          </table:table-cell>
          <table:table-cell office:value-type="float" office:value="358" calcext:value-type="float">
            <text:p>35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9" calcext:value-type="float">
            <text:p>29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441" calcext:value-type="float">
            <text:p>441</text:p>
          </table:table-cell>
          <table:table-cell office:value-type="float" office:value="433" calcext:value-type="float">
            <text:p>4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4" calcext:value-type="float">
            <text:p>46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436" calcext:value-type="float">
            <text:p>436</text:p>
          </table:table-cell>
          <table:table-cell office:value-type="float" office:value="255" calcext:value-type="float">
            <text:p>255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419" calcext:value-type="float">
            <text:p>419</text:p>
          </table:table-cell>
          <table:table-cell office:value-type="float" office:value="395" calcext:value-type="float">
            <text:p>3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9" calcext:value-type="float">
            <text:p>36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2" calcext:value-type="float">
            <text:p>22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354" calcext:value-type="float">
            <text:p>354</text:p>
          </table:table-cell>
          <table:table-cell office:value-type="float" office:value="265" calcext:value-type="float">
            <text:p>265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7" calcext:value-type="float">
            <text:p>109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323" calcext:value-type="float">
            <text:p>323</text:p>
          </table:table-cell>
          <table:table-cell office:value-type="float" office:value="295" calcext:value-type="float">
            <text:p>29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314" calcext:value-type="float">
            <text:p>314</text:p>
          </table:table-cell>
          <table:table-cell office:value-type="float" office:value="224" calcext:value-type="float">
            <text:p>224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3" calcext:value-type="float">
            <text:p>38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99" calcext:value-type="float">
            <text:p>299</text:p>
          </table:table-cell>
          <table:table-cell office:value-type="float" office:value="230" calcext:value-type="float">
            <text:p>23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92" calcext:value-type="float">
            <text:p>292</text:p>
          </table:table-cell>
          <table:table-cell office:value-type="float" office:value="240" calcext:value-type="float">
            <text:p>24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3" calcext:value-type="float">
            <text:p>928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92" calcext:value-type="float">
            <text:p>292</text:p>
          </table:table-cell>
          <table:table-cell office:value-type="float" office:value="185" calcext:value-type="float">
            <text:p>185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4" calcext:value-type="float">
            <text:p>117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84" calcext:value-type="float">
            <text:p>284</text:p>
          </table:table-cell>
          <table:table-cell office:value-type="float" office:value="236" calcext:value-type="float">
            <text:p>236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278" calcext:value-type="float">
            <text:p>278</text:p>
          </table:table-cell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1" calcext:value-type="float">
            <text:p>44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73" calcext:value-type="float">
            <text:p>273</text:p>
          </table:table-cell>
          <table:table-cell office:value-type="float" office:value="199" calcext:value-type="float">
            <text:p>199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70" calcext:value-type="float">
            <text:p>270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98" calcext:value-type="float">
            <text:p>47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56" calcext:value-type="float">
            <text:p>256</text:p>
          </table:table-cell>
          <table:table-cell office:value-type="float" office:value="218" calcext:value-type="float">
            <text:p>218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50" calcext:value-type="float">
            <text:p>250</text:p>
          </table:table-cell>
          <table:table-cell office:value-type="float" office:value="231" calcext:value-type="float">
            <text:p>2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9" calcext:value-type="float">
            <text:p>46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235" calcext:value-type="float">
            <text:p>235</text:p>
          </table:table-cell>
          <table:table-cell office:value-type="float" office:value="219" calcext:value-type="float">
            <text:p>2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2" calcext:value-type="float">
            <text:p>39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32" calcext:value-type="float">
            <text:p>232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 cov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30" calcext:value-type="float">
            <text:p>230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1" calcext:value-type="float">
            <text:p>33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28" calcext:value-type="float">
            <text:p>228</text:p>
          </table:table-cell>
          <table:table-cell office:value-type="float" office:value="160" calcext:value-type="float">
            <text:p>16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26" calcext:value-type="float">
            <text:p>226</text:p>
          </table:table-cell>
          <table:table-cell office:value-type="float" office:value="179" calcext:value-type="float">
            <text:p>1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5" calcext:value-type="float">
            <text:p>25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24" calcext:value-type="float">
            <text:p>224</text:p>
          </table:table-cell>
          <table:table-cell office:value-type="float" office:value="204" calcext:value-type="float">
            <text:p>20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32" calcext:value-type="float">
            <text:p>84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office:value-type="float" office:value="217" calcext:value-type="float">
            <text:p>217</text:p>
          </table:table-cell>
          <table:table-cell office:value-type="float" office:value="206" calcext:value-type="float">
            <text:p>2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16" calcext:value-type="float">
            <text:p>216</text:p>
          </table:table-cell>
          <table:table-cell office:value-type="float" office:value="155" calcext:value-type="float">
            <text:p>155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15" calcext:value-type="float">
            <text:p>215</text:p>
          </table:table-cell>
          <table:table-cell office:value-type="float" office:value="179" calcext:value-type="float">
            <text:p>17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15" calcext:value-type="float">
            <text:p>215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4" calcext:value-type="float">
            <text:p>38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14" calcext:value-type="float">
            <text:p>214</text:p>
          </table:table-cell>
          <table:table-cell office:value-type="float" office:value="187" calcext:value-type="float">
            <text:p>187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211" calcext:value-type="float">
            <text:p>211</text:p>
          </table:table-cell>
          <table:table-cell office:value-type="float" office:value="185" calcext:value-type="float">
            <text:p>185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10" calcext:value-type="float">
            <text:p>210</text:p>
          </table:table-cell>
          <table:table-cell office:value-type="float" office:value="148" calcext:value-type="float">
            <text:p>148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8" calcext:value-type="float">
            <text:p>33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203" calcext:value-type="float">
            <text:p>203</text:p>
          </table:table-cell>
          <table:table-cell office:value-type="float" office:value="149" calcext:value-type="float">
            <text:p>14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3" calcext:value-type="float">
            <text:p>39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202" calcext:value-type="float">
            <text:p>202</text:p>
          </table:table-cell>
          <table:table-cell office:value-type="float" office:value="179" calcext:value-type="float">
            <text:p>17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8" calcext:value-type="float">
            <text:p>46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96" calcext:value-type="float">
            <text:p>196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09" calcext:value-type="float">
            <text:p>41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2</text:p>
          </table:table-cell>
          <table:table-cell office:value-type="float" office:value="195" calcext:value-type="float">
            <text:p>195</text:p>
          </table:table-cell>
          <table:table-cell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5" calcext:value-type="float">
            <text:p>71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86" calcext:value-type="float">
            <text:p>186</text:p>
          </table:table-cell>
          <table:table-cell office:value-type="float" office:value="142" calcext:value-type="float">
            <text:p>14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185" calcext:value-type="float">
            <text:p>185</text:p>
          </table:table-cell>
          <table:table-cell office:value-type="float" office:value="143" calcext:value-type="float">
            <text:p>14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184" calcext:value-type="float">
            <text:p>184</text:p>
          </table:table-cell>
          <table:table-cell office:value-type="float" office:value="122" calcext:value-type="float">
            <text:p>12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82" calcext:value-type="float">
            <text:p>182</text:p>
          </table:table-cell>
          <table:table-cell office:value-type="float" office:value="141" calcext:value-type="float">
            <text:p>1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4" calcext:value-type="float">
            <text:p>29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82" calcext:value-type="float">
            <text:p>182</text:p>
          </table:table-cell>
          <table:table-cell office:value-type="float" office:value="150" calcext:value-type="float">
            <text:p>15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9" calcext:value-type="float">
            <text:p>54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81" calcext:value-type="float">
            <text:p>181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93" calcext:value-type="float">
            <text:p>173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shelf</text:p>
          </table:table-cell>
          <table:table-cell office:value-type="string" calcext:value-type="string">
            <text:p>bookca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181" calcext:value-type="float">
            <text:p>181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7" calcext:value-type="float">
            <text:p>29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78" calcext:value-type="float">
            <text:p>178</text:p>
          </table:table-cell>
          <table:table-cell office:value-type="float" office:value="168" calcext:value-type="float">
            <text:p>16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1" calcext:value-type="float">
            <text:p>46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8" calcext:value-type="float">
            <text:p>24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6" calcext:value-type="float">
            <text:p>33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74" calcext:value-type="float">
            <text:p>174</text:p>
          </table:table-cell>
          <table:table-cell office:value-type="float" office:value="142" calcext:value-type="float">
            <text:p>14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7" calcext:value-type="float">
            <text:p>33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71" calcext:value-type="float">
            <text:p>171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68" calcext:value-type="float">
            <text:p>168</text:p>
          </table:table-cell>
          <table:table-cell office:value-type="float" office:value="123" calcext:value-type="float">
            <text:p>12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1</text:p>
          </table:table-cell>
          <table:table-cell office:value-type="float" office:value="165" calcext:value-type="float">
            <text:p>16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63" calcext:value-type="float">
            <text:p>163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7" calcext:value-type="float">
            <text:p>22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bookcas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58" calcext:value-type="float">
            <text:p>158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7" calcext:value-type="float">
            <text:p>71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55" calcext:value-type="float">
            <text:p>155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7" calcext:value-type="float">
            <text:p>82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53" calcext:value-type="float">
            <text:p>153</text:p>
          </table:table-cell>
          <table:table-cell office:value-type="float" office:value="123" calcext:value-type="float">
            <text:p>12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51" calcext:value-type="float">
            <text:p>151</text:p>
          </table:table-cell>
          <table:table-cell office:value-type="float" office:value="139" calcext:value-type="float">
            <text:p>13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49" calcext:value-type="float">
            <text:p>149</text:p>
          </table:table-cell>
          <table:table-cell office:value-type="float" office:value="129" calcext:value-type="float">
            <text:p>1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4" calcext:value-type="float">
            <text:p>77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3" calcext:value-type="float">
            <text:p>846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41" calcext:value-type="float">
            <text:p>141</text:p>
          </table:table-cell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51" calcext:value-type="float">
            <text:p>117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9" calcext:value-type="float">
            <text:p>139</text:p>
          </table:table-cell>
          <table:table-cell office:value-type="float" office:value="94" calcext:value-type="float">
            <text:p>9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03" calcext:value-type="float">
            <text:p>1010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9" calcext:value-type="float">
            <text:p>139</text:p>
          </table:table-cell>
          <table:table-cell office:value-type="float" office:value="108" calcext:value-type="float">
            <text:p>1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3" calcext:value-type="float">
            <text:p>23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138" calcext:value-type="float">
            <text:p>138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38" calcext:value-type="float">
            <text:p>138</text:p>
          </table:table-cell>
          <table:table-cell office:value-type="float" office:value="107" calcext:value-type="float">
            <text:p>107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7" calcext:value-type="float">
            <text:p>32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6" calcext:value-type="float">
            <text:p>136</text:p>
          </table:table-cell>
          <table:table-cell office:value-type="float" office:value="126" calcext:value-type="float">
            <text:p>1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77" calcext:value-type="float">
            <text:p>92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5" calcext:value-type="float">
            <text:p>135</text:p>
          </table:table-cell>
          <table:table-cell office:value-type="float" office:value="124" calcext:value-type="float">
            <text:p>12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3" calcext:value-type="float">
            <text:p>133</text:p>
          </table:table-cell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3" calcext:value-type="float">
            <text:p>35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office:value-type="float" office:value="133" calcext:value-type="float">
            <text:p>13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131" calcext:value-type="float">
            <text:p>131</text:p>
          </table:table-cell>
          <table:table-cell office:value-type="float" office:value="74" calcext:value-type="float">
            <text:p>7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djacent</text:p>
          </table:table-cell>
          <table:table-cell office:value-type="float" office:value="130" calcext:value-type="float">
            <text:p>13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56" calcext:value-type="float">
            <text:p>77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rt.2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7" calcext:value-type="float">
            <text:p>93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29" calcext:value-type="float">
            <text:p>129</text:p>
          </table:table-cell>
          <table:table-cell office:value-type="float" office:value="99" calcext:value-type="float">
            <text:p>9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4" calcext:value-type="float">
            <text:p>59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metonymy</text:p>
          </table:table-cell>
          <table:table-cell office:value-type="float" office:value="128" calcext:value-type="float">
            <text:p>128</text:p>
          </table:table-cell>
          <table:table-cell office:value-type="float" office:value="119" calcext:value-type="float">
            <text:p>1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127" calcext:value-type="float">
            <text:p>127</text:p>
          </table:table-cell>
          <table:table-cell office:value-type="float" office:value="104" calcext:value-type="float">
            <text:p>10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loose_synonyms</text:p>
          </table:table-cell>
          <table:table-cell office:value-type="float" office:value="127" calcext:value-type="float">
            <text:p>12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upports.1</text:p>
          </table:table-cell>
          <table:table-cell office:value-type="float" office:value="126" calcext:value-type="float">
            <text:p>126</text:p>
          </table:table-cell>
          <table:table-cell office:value-type="float" office:value="107" calcext:value-type="float">
            <text:p>107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98" calcext:value-type="float">
            <text:p>9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114" calcext:value-type="float">
            <text:p>1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3" calcext:value-type="float">
            <text:p>35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75" calcext:value-type="float">
            <text:p>75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4" calcext:value-type="float">
            <text:p>92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89" calcext:value-type="float">
            <text:p>8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35" calcext:value-type="float">
            <text:p>42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96" calcext:value-type="float">
            <text:p>9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7" calcext:value-type="float">
            <text:p>138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91" calcext:value-type="float">
            <text:p>9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9" calcext:value-type="float">
            <text:p>21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96" calcext:value-type="float">
            <text:p>9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7" calcext:value-type="float">
            <text:p>128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8" calcext:value-type="float">
            <text:p>26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01" calcext:value-type="float">
            <text:p>10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4" calcext:value-type="float">
            <text:p>30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4" calcext:value-type="float">
            <text:p>101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7" calcext:value-type="float">
            <text:p>77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6" calcext:value-type="float">
            <text:p>26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9" calcext:value-type="float">
            <text:p>108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84" calcext:value-type="float">
            <text:p>8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27" calcext:value-type="float">
            <text:p>37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sp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5" calcext:value-type="float">
            <text:p>178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ounter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5" calcext:value-type="float">
            <text:p>24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9" calcext:value-type="float">
            <text:p>70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37" calcext:value-type="float">
            <text:p>58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toilet 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9" calcext:value-type="float">
            <text:p>92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66" calcext:value-type="float">
            <text:p>66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67" calcext:value-type="float">
            <text:p>67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6" calcext:value-type="float">
            <text:p>119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5" calcext:value-type="float">
            <text:p>131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6" calcext:value-type="float">
            <text:p>46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52" calcext:value-type="float">
            <text:p>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8" calcext:value-type="float">
            <text:p>23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1" calcext:value-type="float">
            <text:p>45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5" calcext:value-type="float">
            <text:p>46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7" calcext:value-type="float">
            <text:p>57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67" calcext:value-type="float">
            <text:p>131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3" calcext:value-type="float">
            <text:p>23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72" calcext:value-type="float">
            <text:p>339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7" calcext:value-type="float">
            <text:p>39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04" calcext:value-type="float">
            <text:p>49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8" calcext:value-type="float">
            <text:p>95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5" calcext:value-type="float">
            <text:p>25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omfor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66" calcext:value-type="float">
            <text:p>533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ooden 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1" calcext:value-type="float">
            <text:p>55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3" calcext:value-type="float">
            <text:p>508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9" calcext:value-type="float">
            <text:p>54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e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8" calcext:value-type="float">
            <text:p>25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99" calcext:value-type="float">
            <text:p>819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2" calcext:value-type="float">
            <text:p>77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3" calcext:value-type="float">
            <text:p>107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7" calcext:value-type="float">
            <text:p>73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unter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1" calcext:value-type="float">
            <text:p>70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4" calcext:value-type="float">
            <text:p>5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3" calcext:value-type="float">
            <text:p>86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06" calcext:value-type="float">
            <text:p>39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45" calcext:value-type="float">
            <text:p>54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57" calcext:value-type="float">
            <text:p>38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2" calcext:value-type="float">
            <text:p>24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6" calcext:value-type="float">
            <text:p>359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9" calcext:value-type="float">
            <text:p>38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6" calcext:value-type="float">
            <text:p>54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ju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8" calcext:value-type="float">
            <text:p>61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ash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36" calcext:value-type="float">
            <text:p>110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bed 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3" calcext:value-type="float">
            <text:p>83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7" calcext:value-type="float">
            <text:p>71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7" calcext:value-type="float">
            <text:p>50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entertainment ce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2" calcext:value-type="float">
            <text:p>36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5" calcext:value-type="float">
            <text:p>104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1" calcext:value-type="float">
            <text:p>154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28" calcext:value-type="float">
            <text:p>1412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flower 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8" calcext:value-type="float">
            <text:p>185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fra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9" calcext:value-type="float">
            <text:p>42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unk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03" calcext:value-type="float">
            <text:p>460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7" calcext:value-type="float">
            <text:p>54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49" calcext:value-type="float">
            <text:p>171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9" calcext:value-type="float">
            <text:p>127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89" calcext:value-type="float">
            <text:p>292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shelf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7" calcext:value-type="float">
            <text:p>236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0" calcext:value-type="float">
            <text:p>1794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5" calcext:value-type="float">
            <text:p>136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2" calcext:value-type="float">
            <text:p>93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hu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be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47" calcext:value-type="float">
            <text:p>42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1" calcext:value-type="float">
            <text:p>23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kitchen isl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2" calcext:value-type="float">
            <text:p>23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78" calcext:value-type="float">
            <text:p>73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21" calcext:value-type="float">
            <text:p>183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10" calcext:value-type="float">
            <text:p>140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92" calcext:value-type="float">
            <text:p>292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cas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19" calcext:value-type="float">
            <text:p>183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1" calcext:value-type="float">
            <text:p>144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1" calcext:value-type="float">
            <text:p>77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88" calcext:value-type="float">
            <text:p>72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loves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41" calcext:value-type="float">
            <text:p>37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6" calcext:value-type="float">
            <text:p>23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kitchen isl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96" calcext:value-type="float">
            <text:p>549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8" calcext:value-type="float">
            <text:p>22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ash 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62" calcext:value-type="float">
            <text:p>139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wine 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3" calcext:value-type="float">
            <text:p>82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43" calcext:value-type="float">
            <text:p>101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35" calcext:value-type="float">
            <text:p>114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21" calcext:value-type="float">
            <text:p>153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8" calcext:value-type="float">
            <text:p>44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fu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2" calcext:value-type="float">
            <text:p>84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2" calcext:value-type="float">
            <text:p>92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8" calcext:value-type="float">
            <text:p>69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62" calcext:value-type="float">
            <text:p>133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9" calcext:value-type="float">
            <text:p>70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armo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7" calcext:value-type="float">
            <text:p>23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2" calcext:value-type="float">
            <text:p>26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1" calcext:value-type="float">
            <text:p>59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9" calcext:value-type="float">
            <text:p>75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5" calcext:value-type="float">
            <text:p>113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44" calcext:value-type="float">
            <text:p>218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4" calcext:value-type="float">
            <text:p>236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94" calcext:value-type="float">
            <text:p>356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8" calcext:value-type="float">
            <text:p>51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56" calcext:value-type="float">
            <text:p>533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4" calcext:value-type="float">
            <text:p>163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6" calcext:value-type="float">
            <text:p>104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7" calcext:value-type="float">
            <text:p>40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44" calcext:value-type="float">
            <text:p>39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" calcext:value-type="float">
            <text:p>24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6" calcext:value-type="float">
            <text:p>132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6" calcext:value-type="float">
            <text:p>200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06" calcext:value-type="float">
            <text:p>175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pla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64" calcext:value-type="float">
            <text:p>161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97" calcext:value-type="float">
            <text:p>145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bed 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3" calcext:value-type="float">
            <text:p>98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4" calcext:value-type="float">
            <text:p>71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2" calcext:value-type="float">
            <text:p>55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51" calcext:value-type="float">
            <text:p>98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93" calcext:value-type="float">
            <text:p>206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57" calcext:value-type="float">
            <text:p>533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26" calcext:value-type="float">
            <text:p>4652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64" calcext:value-type="float">
            <text:p>347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8" calcext:value-type="float">
            <text:p>158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88" calcext:value-type="float">
            <text:p>55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9" calcext:value-type="float">
            <text:p>445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fu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84" calcext:value-type="float">
            <text:p>57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8" calcext:value-type="float">
            <text:p>161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73" calcext:value-type="float">
            <text:p>546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5" calcext:value-type="float">
            <text:p>148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5" calcext:value-type="float">
            <text:p>120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5" calcext:value-type="float">
            <text:p>192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2" calcext:value-type="float">
            <text:p>81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key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3" calcext:value-type="float">
            <text:p>51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4" calcext:value-type="float">
            <text:p>30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" calcext:value-type="float">
            <text:p>29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07" calcext:value-type="float">
            <text:p>47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e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35" calcext:value-type="float">
            <text:p>364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48" calcext:value-type="float">
            <text:p>192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85" calcext:value-type="float">
            <text:p>204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07" calcext:value-type="float">
            <text:p>132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1" calcext:value-type="float">
            <text:p>98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21" calcext:value-type="float">
            <text:p>77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1" calcext:value-type="float">
            <text:p>24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3" calcext:value-type="float">
            <text:p>132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9" calcext:value-type="float">
            <text:p>131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6" calcext:value-type="float">
            <text:p>120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key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1" calcext:value-type="float">
            <text:p>38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67" calcext:value-type="float">
            <text:p>225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09" calcext:value-type="float">
            <text:p>217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4" calcext:value-type="float">
            <text:p>1327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5" calcext:value-type="float">
            <text:p>98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42" calcext:value-type="float">
            <text:p>240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19" calcext:value-type="float">
            <text:p>100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8" calcext:value-type="float">
            <text:p>55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62" calcext:value-type="float">
            <text:p>36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er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14" calcext:value-type="float">
            <text:p>50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54" calcext:value-type="float">
            <text:p>81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key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21" calcext:value-type="float">
            <text:p>278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case</text:p>
          </table:table-cell>
          <table:table-cell office:value-type="string" calcext:value-type="string">
            <text:p>shel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11" calcext:value-type="float">
            <text:p>242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4" calcext:value-type="float">
            <text:p>162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49" calcext:value-type="float">
            <text:p>159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es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85" calcext:value-type="float">
            <text:p>129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22" calcext:value-type="float">
            <text:p>129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6" calcext:value-type="float">
            <text:p>519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3" calcext:value-type="float">
            <text:p>476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8" calcext:value-type="float">
            <text:p>40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potte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7" calcext:value-type="float">
            <text:p>23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48" calcext:value-type="float">
            <text:p>168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00" calcext:value-type="float">
            <text:p>342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29" calcext:value-type="float">
            <text:p>305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41" calcext:value-type="float">
            <text:p>179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upboar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60" calcext:value-type="float">
            <text:p>175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11" calcext:value-type="float">
            <text:p>173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93" calcext:value-type="float">
            <text:p>139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92" calcext:value-type="float">
            <text:p>73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wash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ba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2" calcext:value-type="float">
            <text:p>38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67" calcext:value-type="float">
            <text:p>157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4" calcext:value-type="float">
            <text:p>109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i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48" calcext:value-type="float">
            <text:p>533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wooden 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235" calcext:value-type="float">
            <text:p>422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5" calcext:value-type="float">
            <text:p>132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63" calcext:value-type="float">
            <text:p>1256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draw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50" calcext:value-type="float">
            <text:p>114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w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99" calcext:value-type="float">
            <text:p>1139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4" calcext:value-type="float">
            <text:p>50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1" calcext:value-type="float">
            <text:p>51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e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6" calcext:value-type="float">
            <text:p>402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section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section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5" calcext:value-type="float">
            <text:p>22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wash 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3" calcext:value-type="float">
            <text:p>255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2" calcext:value-type="float">
            <text:p>82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97" calcext:value-type="float">
            <text:p>342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36" calcext:value-type="float">
            <text:p>364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50" calcext:value-type="float">
            <text:p>159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es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16" calcext:value-type="float">
            <text:p>289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7" calcext:value-type="float">
            <text:p>25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utting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7" calcext:value-type="float">
            <text:p>21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9" calcext:value-type="float">
            <text:p>71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12" calcext:value-type="float">
            <text:p>139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quil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49" calcext:value-type="float">
            <text:p>533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wooden 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52" calcext:value-type="float">
            <text:p>348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7" calcext:value-type="float">
            <text:p>240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3" calcext:value-type="float">
            <text:p>2126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0" calcext:value-type="float">
            <text:p>108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9" calcext:value-type="float">
            <text:p>90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25" calcext:value-type="float">
            <text:p>69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36" calcext:value-type="float">
            <text:p>57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kil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73" calcext:value-type="float">
            <text:p>111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8" calcext:value-type="float">
            <text:p>290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hicle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5" calcext:value-type="float">
            <text:p>219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48" calcext:value-type="float">
            <text:p>195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10" calcext:value-type="float">
            <text:p>174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9" calcext:value-type="float">
            <text:p>183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7" calcext:value-type="float">
            <text:p>83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ddy bear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72" calcext:value-type="float">
            <text:p>71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3" calcext:value-type="float">
            <text:p>40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2" calcext:value-type="float">
            <text:p>27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onu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8" calcext:value-type="float">
            <text:p>25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67" calcext:value-type="float">
            <text:p>212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44" calcext:value-type="float">
            <text:p>209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fen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55" calcext:value-type="float">
            <text:p>207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50" calcext:value-type="float">
            <text:p>195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1" calcext:value-type="float">
            <text:p>187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4" calcext:value-type="float">
            <text:p>172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42" calcext:value-type="float">
            <text:p>145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upboar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25" calcext:value-type="float">
            <text:p>108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11" calcext:value-type="float">
            <text:p>108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75" calcext:value-type="float">
            <text:p>102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5" calcext:value-type="float">
            <text:p>83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wash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78" calcext:value-type="float">
            <text:p>54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18" calcext:value-type="float">
            <text:p>51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" calcext:value-type="float">
            <text:p>23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pitch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7" calcext:value-type="float">
            <text:p>86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25" calcext:value-type="float">
            <text:p>548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wooden 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59" calcext:value-type="float">
            <text:p>5335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34" calcext:value-type="float">
            <text:p>364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94" calcext:value-type="float">
            <text:p>249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2" calcext:value-type="float">
            <text:p>190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0" calcext:value-type="float">
            <text:p>187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arpet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83" calcext:value-type="float">
            <text:p>798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shelf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9" calcext:value-type="float">
            <text:p>30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3" calcext:value-type="float">
            <text:p>25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7" calcext:value-type="float">
            <text:p>30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59" calcext:value-type="float">
            <text:p>3655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40" calcext:value-type="float">
            <text:p>2654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98" calcext:value-type="float">
            <text:p>171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refrigera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87" calcext:value-type="float">
            <text:p>153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1" calcext:value-type="float">
            <text:p>1108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9" calcext:value-type="float">
            <text:p>265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4" calcext:value-type="float">
            <text:p>76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37" calcext:value-type="float">
            <text:p>45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ntertainment ce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entertainment ce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20" calcext:value-type="float">
            <text:p>159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36" calcext:value-type="float">
            <text:p>325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94" calcext:value-type="float">
            <text:p>262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16" calcext:value-type="float">
            <text:p>252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2" calcext:value-type="float">
            <text:p>236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5" calcext:value-type="float">
            <text:p>201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11" calcext:value-type="float">
            <text:p>187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4" calcext:value-type="float">
            <text:p>185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46" calcext:value-type="float">
            <text:p>162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7" calcext:value-type="float">
            <text:p>162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19" calcext:value-type="float">
            <text:p>86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39" calcext:value-type="float">
            <text:p>107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armoi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4" calcext:value-type="float">
            <text:p>98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8" calcext:value-type="float">
            <text:p>29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7" calcext:value-type="float">
            <text:p>30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streetligh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lap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coffee 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18" calcext:value-type="float">
            <text:p>101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8" calcext:value-type="float">
            <text:p>323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25" calcext:value-type="float">
            <text:p>240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6" calcext:value-type="float">
            <text:p>183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7" calcext:value-type="float">
            <text:p>159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89" calcext:value-type="float">
            <text:p>156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3" calcext:value-type="float">
            <text:p>1478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offee 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45" calcext:value-type="float">
            <text:p>143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82" calcext:value-type="float">
            <text:p>102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dining 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75" calcext:value-type="float">
            <text:p>190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 fram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5" calcext:value-type="float">
            <text:p>98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dining 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7" calcext:value-type="float">
            <text:p>51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4" calcext:value-type="float">
            <text:p>42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6" calcext:value-type="float">
            <text:p>50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zza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5" calcext:value-type="float">
            <text:p>96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1" calcext:value-type="float">
            <text:p>57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wer curtain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7" calcext:value-type="float">
            <text:p>61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toilet s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77" calcext:value-type="float">
            <text:p>69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5" calcext:value-type="float">
            <text:p>71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16" calcext:value-type="float">
            <text:p>321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57" calcext:value-type="float">
            <text:p>252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07" calcext:value-type="float">
            <text:p>225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54" calcext:value-type="float">
            <text:p>216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3" calcext:value-type="float">
            <text:p>159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81" calcext:value-type="float">
            <text:p>1368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3" calcext:value-type="float">
            <text:p>125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draw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7" calcext:value-type="float">
            <text:p>92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79" calcext:value-type="float">
            <text:p>61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2" calcext:value-type="float">
            <text:p>46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6" calcext:value-type="float">
            <text:p>25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7" calcext:value-type="float">
            <text:p>24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lap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1" calcext:value-type="float">
            <text:p>23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kitchen isl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19" calcext:value-type="float">
            <text:p>57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2" calcext:value-type="float">
            <text:p>195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5" calcext:value-type="float">
            <text:p>152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49" calcext:value-type="float">
            <text:p>180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0" calcext:value-type="float">
            <text:p>188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onit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3" calcext:value-type="float">
            <text:p>92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4" calcext:value-type="float">
            <text:p>230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39" calcext:value-type="float">
            <text:p>230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64" calcext:value-type="float">
            <text:p>345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0" calcext:value-type="float">
            <text:p>135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39" calcext:value-type="float">
            <text:p>92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8" calcext:value-type="float">
            <text:p>79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utch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recl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92" calcext:value-type="float">
            <text:p>51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in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" calcext:value-type="float">
            <text:p>29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9" calcext:value-type="float">
            <text:p>25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6" calcext:value-type="float">
            <text:p>24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ed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5" calcext:value-type="float">
            <text:p>90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8" calcext:value-type="float">
            <text:p>152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58" calcext:value-type="float">
            <text:p>128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39" calcext:value-type="float">
            <text:p>141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20" calcext:value-type="float">
            <text:p>143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49" calcext:value-type="float">
            <text:p>150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lower 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71" calcext:value-type="float">
            <text:p>255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6" calcext:value-type="float">
            <text:p>152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fut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0" calcext:value-type="float">
            <text:p>155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5" calcext:value-type="float">
            <text:p>172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6" calcext:value-type="float">
            <text:p>185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41" calcext:value-type="float">
            <text:p>320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20" calcext:value-type="float">
            <text:p>1392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shel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4" calcext:value-type="float">
            <text:p>1047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95" calcext:value-type="float">
            <text:p>109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70" calcext:value-type="float">
            <text:p>105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ntertainment ce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6" calcext:value-type="float">
            <text:p>22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in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8" calcext:value-type="float">
            <text:p>952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56" calcext:value-type="float">
            <text:p>46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8" calcext:value-type="float">
            <text:p>98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5" calcext:value-type="float">
            <text:p>92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17" calcext:value-type="float">
            <text:p>222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9" calcext:value-type="float">
            <text:p>153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48" calcext:value-type="float">
            <text:p>515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251" calcext:value-type="float">
            <text:p>452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479" calcext:value-type="float">
            <text:p>404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7" calcext:value-type="float">
            <text:p>314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02" calcext:value-type="float">
            <text:p>305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head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8" calcext:value-type="float">
            <text:p>284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95" calcext:value-type="float">
            <text:p>236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7" calcext:value-type="float">
            <text:p>236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47" calcext:value-type="float">
            <text:p>226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7" calcext:value-type="float">
            <text:p>186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3" calcext:value-type="float">
            <text:p>155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66" calcext:value-type="float">
            <text:p>164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34" calcext:value-type="float">
            <text:p>152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flowe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9" calcext:value-type="float">
            <text:p>86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shelv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wash 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8" calcext:value-type="float">
            <text:p>132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1" calcext:value-type="float">
            <text:p>32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9" calcext:value-type="float">
            <text:p>84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39" calcext:value-type="float">
            <text:p>94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8" calcext:value-type="float">
            <text:p>98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4" calcext:value-type="float">
            <text:p>115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52" calcext:value-type="float">
            <text:p>125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64" calcext:value-type="float">
            <text:p>476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43" calcext:value-type="float">
            <text:p>436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45" calcext:value-type="float">
            <text:p>361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52" calcext:value-type="float">
            <text:p>353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7" calcext:value-type="float">
            <text:p>290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54" calcext:value-type="float">
            <text:p>107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86" calcext:value-type="float">
            <text:p>216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55" calcext:value-type="float">
            <text:p>185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3" calcext:value-type="float">
            <text:p>152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584" calcext:value-type="float">
            <text:p>495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53" calcext:value-type="float">
            <text:p>243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ciss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03" calcext:value-type="float">
            <text:p>1030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raw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onu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3" calcext:value-type="float">
            <text:p>250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24" calcext:value-type="float">
            <text:p>53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0" calcext:value-type="float">
            <text:p>114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94" calcext:value-type="float">
            <text:p>55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1" calcext:value-type="float">
            <text:p>61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69" calcext:value-type="float">
            <text:p>70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71" calcext:value-type="float">
            <text:p>62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too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270" calcext:value-type="float">
            <text:p>632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ighchair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64" calcext:value-type="float">
            <text:p>300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31" calcext:value-type="float">
            <text:p>244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60" calcext:value-type="float">
            <text:p>204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7" calcext:value-type="float">
            <text:p>198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app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2" calcext:value-type="float">
            <text:p>135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74" calcext:value-type="float">
            <text:p>1957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39" calcext:value-type="float">
            <text:p>186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15" calcext:value-type="float">
            <text:p>1551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2" calcext:value-type="float">
            <text:p>153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66" calcext:value-type="float">
            <text:p>153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65" calcext:value-type="float">
            <text:p>148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nk bed</text:p>
          </table:table-cell>
          <table:table-cell office:value-type="string" calcext:value-type="string">
            <text:p>bunk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95" calcext:value-type="float">
            <text:p>195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des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95" calcext:value-type="float">
            <text:p>153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6" calcext:value-type="float">
            <text:p>37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08" calcext:value-type="float">
            <text:p>117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2" calcext:value-type="float">
            <text:p>26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6" calcext:value-type="float">
            <text:p>29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1" calcext:value-type="float">
            <text:p>31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87" calcext:value-type="float">
            <text:p>147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3" calcext:value-type="float">
            <text:p>61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6" calcext:value-type="float">
            <text:p>71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26" calcext:value-type="float">
            <text:p>1072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46" calcext:value-type="float">
            <text:p>113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anket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8" calcext:value-type="float">
            <text:p>114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81" calcext:value-type="float">
            <text:p>618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23" calcext:value-type="float">
            <text:p>187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43" calcext:value-type="float">
            <text:p>127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8" calcext:value-type="float">
            <text:p>152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mi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8" calcext:value-type="float">
            <text:p>159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6" calcext:value-type="float">
            <text:p>176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35" calcext:value-type="float">
            <text:p>179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ov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0" calcext:value-type="float">
            <text:p>3234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ounter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36" calcext:value-type="float">
            <text:p>206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37" calcext:value-type="float">
            <text:p>321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kateboard</text:p>
          </table:table-cell>
          <table:table-cell office:value-type="string" calcext:value-type="string">
            <text:p>ram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47" calcext:value-type="float">
            <text:p>343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bed 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878" calcext:value-type="float">
            <text:p>448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367" calcext:value-type="float">
            <text:p>533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oden le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34" calcext:value-type="float">
            <text:p>120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4" calcext:value-type="float">
            <text:p>1124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bid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91" calcext:value-type="float">
            <text:p>114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8" calcext:value-type="float">
            <text:p>45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skil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0" calcext:value-type="float">
            <text:p>108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wash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4" calcext:value-type="float">
            <text:p>35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4" calcext:value-type="float">
            <text:p>35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57" calcext:value-type="float">
            <text:p>51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hot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87" calcext:value-type="float">
            <text:p>78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past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73" calcext:value-type="float">
            <text:p>104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43" calcext:value-type="float">
            <text:p>105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48" calcext:value-type="float">
            <text:p>343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ed cov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4" calcext:value-type="float">
            <text:p>182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72" calcext:value-type="float">
            <text:p>201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9" calcext:value-type="float">
            <text:p>222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2" calcext:value-type="float">
            <text:p>223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49" calcext:value-type="float">
            <text:p>236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56" calcext:value-type="float">
            <text:p>284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5" calcext:value-type="float">
            <text:p>290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329" calcext:value-type="float">
            <text:p>413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50" calcext:value-type="float">
            <text:p>353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98" calcext:value-type="float">
            <text:p>361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55" calcext:value-type="float">
            <text:p>376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30" calcext:value-type="float">
            <text:p>402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1" calcext:value-type="float">
            <text:p>163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41" calcext:value-type="float">
            <text:p>546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69" calcext:value-type="float">
            <text:p>172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5" calcext:value-type="float">
            <text:p>222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42" calcext:value-type="float">
            <text:p>139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helv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3" calcext:value-type="float">
            <text:p>70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36" calcext:value-type="float">
            <text:p>130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lamppo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ru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87" calcext:value-type="float">
            <text:p>51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ri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statu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69" calcext:value-type="float">
            <text:p>50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nood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5" calcext:value-type="float">
            <text:p>85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99" calcext:value-type="float">
            <text:p>939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ves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16" calcext:value-type="float">
            <text:p>106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95" calcext:value-type="float">
            <text:p>1259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ardrobe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99" calcext:value-type="float">
            <text:p>799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hut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76" calcext:value-type="float">
            <text:p>127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87" calcext:value-type="float">
            <text:p>182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51" calcext:value-type="float">
            <text:p>218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6" calcext:value-type="float">
            <text:p>201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74" calcext:value-type="float">
            <text:p>1847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ird bath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9" calcext:value-type="float">
            <text:p>159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6" calcext:value-type="float">
            <text:p>172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kitchen cabi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5" calcext:value-type="float">
            <text:p>163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0" calcext:value-type="float">
            <text:p>132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1" calcext:value-type="float">
            <text:p>223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90" calcext:value-type="float">
            <text:p>220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ach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65" calcext:value-type="float">
            <text:p>491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37" calcext:value-type="float">
            <text:p>236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51" calcext:value-type="float">
            <text:p>236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71" calcext:value-type="float">
            <text:p>241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ine 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18" calcext:value-type="float">
            <text:p>261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21" calcext:value-type="float">
            <text:p>261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38" calcext:value-type="float">
            <text:p>265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343" calcext:value-type="float">
            <text:p>393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31" calcext:value-type="float">
            <text:p>469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027" calcext:value-type="float">
            <text:p>570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sw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2" calcext:value-type="float">
            <text:p>131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17" calcext:value-type="float">
            <text:p>132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7" calcext:value-type="float">
            <text:p>36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87" calcext:value-type="float">
            <text:p>113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sau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6" calcext:value-type="float">
            <text:p>98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4" calcext:value-type="float">
            <text:p>26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7" calcext:value-type="float">
            <text:p>26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offee 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9" calcext:value-type="float">
            <text:p>29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2" calcext:value-type="float">
            <text:p>29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2" calcext:value-type="float">
            <text:p>35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34" calcext:value-type="float">
            <text:p>38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6" calcext:value-type="float">
            <text:p>23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conta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orkstat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82" calcext:value-type="float">
            <text:p>50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42" calcext:value-type="float">
            <text:p>51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58" calcext:value-type="float">
            <text:p>61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ilet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71" calcext:value-type="float">
            <text:p>70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43" calcext:value-type="float">
            <text:p>71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93" calcext:value-type="float">
            <text:p>48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2" calcext:value-type="float">
            <text:p>95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lender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09" calcext:value-type="float">
            <text:p>236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2" calcext:value-type="float">
            <text:p>247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12" calcext:value-type="float">
            <text:p>243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06" calcext:value-type="float">
            <text:p>223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5" calcext:value-type="float">
            <text:p>227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case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30" calcext:value-type="float">
            <text:p>227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shelf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3" calcext:value-type="float">
            <text:p>2648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12" calcext:value-type="float">
            <text:p>2171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cupboard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37" calcext:value-type="float">
            <text:p>2493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easuring cup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00" calcext:value-type="float">
            <text:p>327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86" calcext:value-type="float">
            <text:p>2648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08" calcext:value-type="float">
            <text:p>2650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mu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36" calcext:value-type="float">
            <text:p>290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21" calcext:value-type="float">
            <text:p>3302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522" calcext:value-type="float">
            <text:p>455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shelf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332" calcext:value-type="float">
            <text:p>563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492" calcext:value-type="float">
            <text:p>594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01" calcext:value-type="float">
            <text:p>672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60" calcext:value-type="float">
            <text:p>184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irdbath</text:p>
          </table:table-cell>
          <table:table-cell office:value-type="string" calcext:value-type="string">
            <text:p>foun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7" calcext:value-type="float">
            <text:p>2015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9" calcext:value-type="float">
            <text:p>1247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50" calcext:value-type="float">
            <text:p>1715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killet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flower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00" calcext:value-type="float">
            <text:p>163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y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table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9" calcext:value-type="float">
            <text:p>24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5" calcext:value-type="float">
            <text:p>26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utting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8" calcext:value-type="float">
            <text:p>29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abinet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7" calcext:value-type="float">
            <text:p>29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ntertainment center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99" calcext:value-type="float">
            <text:p>469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skill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cutting 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64" calcext:value-type="float">
            <text:p>78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31" calcext:value-type="float">
            <text:p>108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11" calcext:value-type="float">
            <text:p>114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ou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46" calcext:value-type="float">
            <text:p>114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7" calcext:value-type="float">
            <text:p>119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73" calcext:value-type="float">
            <text:p>131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80" calcext:value-type="float">
            <text:p>1318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73" calcext:value-type="float">
            <text:p>98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34" calcext:value-type="float">
            <text:p>1593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17" calcext:value-type="float">
            <text:p>2121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11" calcext:value-type="float">
            <text:p>248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59" calcext:value-type="float">
            <text:p>2235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75" calcext:value-type="float">
            <text:p>212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25" calcext:value-type="float">
            <text:p>212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69" calcext:value-type="float">
            <text:p>195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58" calcext:value-type="float">
            <text:p>2015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65" calcext:value-type="float">
            <text:p>185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19" calcext:value-type="float">
            <text:p>291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2" calcext:value-type="float">
            <text:p>252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290" calcext:value-type="float">
            <text:p>5129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47" calcext:value-type="float">
            <text:p>293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06" calcext:value-type="float">
            <text:p>319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31" calcext:value-type="float">
            <text:p>321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key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51" calcext:value-type="float">
            <text:p>341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293" calcext:value-type="float">
            <text:p>382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169" calcext:value-type="float">
            <text:p>391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222" calcext:value-type="float">
            <text:p>402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wer curtain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494" calcext:value-type="float">
            <text:p>4449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230" calcext:value-type="float">
            <text:p>502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38" calcext:value-type="float">
            <text:p>162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s</text:p>
          </table:table-cell>
          <table:table-cell office:value-type="string" calcext:value-type="string">
            <text:p>ov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61" calcext:value-type="float">
            <text:p>516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oveseat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35" calcext:value-type="float">
            <text:p>650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ighchair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09" calcext:value-type="float">
            <text:p>165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1" calcext:value-type="float">
            <text:p>202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24" calcext:value-type="float">
            <text:p>160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2" calcext:value-type="float">
            <text:p>82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97" calcext:value-type="float">
            <text:p>152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4" calcext:value-type="float">
            <text:p>252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 top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boo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1" calcext:value-type="float">
            <text:p>309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lamppo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71" calcext:value-type="float">
            <text:p>41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patula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3" calcext:value-type="float">
            <text:p>446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2" calcext:value-type="float">
            <text:p>50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was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72" calcext:value-type="float">
            <text:p>86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46" calcext:value-type="float">
            <text:p>115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mob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5" calcext:value-type="float">
            <text:p>140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6" calcext:value-type="float">
            <text:p>924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51" calcext:value-type="float">
            <text:p>140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kitchen s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9" calcext:value-type="float">
            <text:p>140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hand wa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71" calcext:value-type="float">
            <text:p>1257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shelv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61" calcext:value-type="float">
            <text:p>135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 sheet</text:p>
          </table:table-cell>
          <table:table-cell office:value-type="string" calcext:value-type="string">
            <text:p>bedd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06" calcext:value-type="float">
            <text:p>108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ra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16" calcext:value-type="float">
            <text:p>107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55" calcext:value-type="float">
            <text:p>101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2" calcext:value-type="float">
            <text:p>95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ix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22" calcext:value-type="float">
            <text:p>188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76" calcext:value-type="float">
            <text:p>161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urg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33" calcext:value-type="float">
            <text:p>185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49" calcext:value-type="float">
            <text:p>1774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desk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67" calcext:value-type="float">
            <text:p>1766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cell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84" calcext:value-type="float">
            <text:p>173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shelf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07" calcext:value-type="float">
            <text:p>172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72" calcext:value-type="float">
            <text:p>144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06" calcext:value-type="float">
            <text:p>161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chair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18" calcext:value-type="float">
            <text:p>1591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23" calcext:value-type="float">
            <text:p>1562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ilet bowl</text:p>
          </table:table-cell>
          <table:table-cell office:value-type="string" calcext:value-type="string">
            <text:p>toilet se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2" calcext:value-type="float">
            <text:p>150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48" calcext:value-type="float">
            <text:p>140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hand wa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30" calcext:value-type="float">
            <text:p>247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snack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51" calcext:value-type="float">
            <text:p>230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664" calcext:value-type="float">
            <text:p>546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0" calcext:value-type="float">
            <text:p>252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lugg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64" calcext:value-type="float">
            <text:p>252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42" calcext:value-type="float">
            <text:p>2824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54" calcext:value-type="float">
            <text:p>290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mirr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53" calcext:value-type="float">
            <text:p>313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69" calcext:value-type="float">
            <text:p>314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microwav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41" calcext:value-type="float">
            <text:p>323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counter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06" calcext:value-type="float">
            <text:p>338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65" calcext:value-type="float">
            <text:p>345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653" calcext:value-type="float">
            <text:p>376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672" calcext:value-type="float">
            <text:p>436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609" calcext:value-type="float">
            <text:p>536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wer curtain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164" calcext:value-type="float">
            <text:p>6116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1" calcext:value-type="float">
            <text:p>1393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35" calcext:value-type="float">
            <text:p>1393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7" calcext:value-type="float">
            <text:p>77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be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66" calcext:value-type="float">
            <text:p>136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ala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ub</text:p>
          </table:table-cell>
          <table:table-cell office:value-type="string" calcext:value-type="string">
            <text:p>wash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ja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entertainment center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2" calcext:value-type="float">
            <text:p>25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3" calcext:value-type="float">
            <text:p>25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3" calcext:value-type="float">
            <text:p>27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ath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resser</text:p>
          </table:table-cell>
          <table:table-cell office:value-type="string" calcext:value-type="string">
            <text:p>entertainment cen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13" calcext:value-type="float">
            <text:p>41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65" calcext:value-type="float">
            <text:p>44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93" calcext:value-type="float">
            <text:p>459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orang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sandwic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87" calcext:value-type="float">
            <text:p>132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75" calcext:value-type="float">
            <text:p>577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esk</text:p>
          </table:table-cell>
          <table:table-cell office:value-type="string" calcext:value-type="string">
            <text:p>worksp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9" calcext:value-type="float">
            <text:p>800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48" calcext:value-type="float">
            <text:p>1124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idet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70" calcext:value-type="float">
            <text:p>1107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stir f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65" calcext:value-type="float">
            <text:p>1106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vegetabl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5" calcext:value-type="float">
            <text:p>862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4" calcext:value-type="float">
            <text:p>857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islan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9" calcext:value-type="float">
            <text:p>986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hai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floor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36" calcext:value-type="float">
            <text:p>77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ehicle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19" calcext:value-type="float">
            <text:p>77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bell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reclin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61" calcext:value-type="float">
            <text:p>61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oilet seat</text:p>
          </table:table-cell>
          <table:table-cell office:value-type="string" calcext:value-type="string">
            <text:p>toilet bow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01" calcext:value-type="float">
            <text:p>2030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82" calcext:value-type="float">
            <text:p>253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ashbas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77" calcext:value-type="float">
            <text:p>246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ti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26" calcext:value-type="float">
            <text:p>2362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16" calcext:value-type="float">
            <text:p>2181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66" calcext:value-type="float">
            <text:p>2086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53" calcext:value-type="float">
            <text:p>153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nity</text:p>
          </table:table-cell>
          <table:table-cell office:value-type="string" calcext:value-type="string">
            <text:p>hand was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03" calcext:value-type="float">
            <text:p>1790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eat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07" calcext:value-type="float">
            <text:p>178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anop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76" calcext:value-type="float">
            <text:p>172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ak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38" calcext:value-type="float">
            <text:p>172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pboard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89" calcext:value-type="float">
            <text:p>169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led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5" calcext:value-type="float">
            <text:p>1545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99" calcext:value-type="float">
            <text:p>2769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urtain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72" calcext:value-type="float">
            <text:p>260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utch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60" calcext:value-type="float">
            <text:p>4006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mera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1" calcext:value-type="float">
            <text:p>2791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14" calcext:value-type="float">
            <text:p>279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pant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62" calcext:value-type="float">
            <text:p>3226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77" calcext:value-type="float">
            <text:p>3367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38" calcext:value-type="float">
            <text:p>3393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841" calcext:value-type="float">
            <text:p>3784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headboard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722" calcext:value-type="float">
            <text:p>4472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nch</text:p>
          </table:table-cell>
          <table:table-cell office:value-type="string" calcext:value-type="string">
            <text:p>railing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197" calcext:value-type="float">
            <text:p>4519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suitcas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661" calcext:value-type="float">
            <text:p>4566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498" calcext:value-type="float">
            <text:p>4649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688" calcext:value-type="float">
            <text:p>4868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84" calcext:value-type="float">
            <text:p>491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displa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589" calcext:value-type="float">
            <text:p>5558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spo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29" calcext:value-type="float">
            <text:p>1482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33" calcext:value-type="float">
            <text:p>1503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53" calcext:value-type="float">
            <text:p>1545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51" calcext:value-type="float">
            <text:p>1425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nimals_plant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92" calcext:value-type="float">
            <text:p>75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ood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78" calcext:value-type="float">
            <text:p>141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spread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5" calcext:value-type="float">
            <text:p>300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elevision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4" calcext:value-type="float">
            <text:p>325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ch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6" calcext:value-type="float">
            <text:p>329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lectronic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sculptur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place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73" calcext:value-type="float">
            <text:p>507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bott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72" calcext:value-type="float">
            <text:p>757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vase</text:p>
          </table:table-cell>
          <table:table-cell office:value-type="string" calcext:value-type="string">
            <text:p>counter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9" calcext:value-type="float">
            <text:p>345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a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6" calcext:value-type="float">
            <text:p>800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hutch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4" calcext:value-type="float">
            <text:p>98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ot</text:p>
          </table:table-cell>
          <table:table-cell office:value-type="string" calcext:value-type="string">
            <text:p>shelf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6" calcext:value-type="float">
            <text:p>823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for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28" calcext:value-type="float">
            <text:p>1382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offee tabl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76" calcext:value-type="float">
            <text:p>1327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68" calcext:value-type="float">
            <text:p>132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78" calcext:value-type="float">
            <text:p>1247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drape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87" calcext:value-type="float">
            <text:p>110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stir fr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02" calcext:value-type="float">
            <text:p>129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9" calcext:value-type="float">
            <text:p>983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96" calcext:value-type="float">
            <text:p>959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workspac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2" calcext:value-type="float">
            <text:p>91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laptop</text:p>
          </table:table-cell>
          <table:table-cell office:value-type="string" calcext:value-type="string">
            <text:p>table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7" calcext:value-type="float">
            <text:p>862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6" calcext:value-type="float">
            <text:p>8626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remot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4" calcext:value-type="float">
            <text:p>2391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10" calcext:value-type="float">
            <text:p>192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hower</text:p>
          </table:table-cell>
          <table:table-cell office:value-type="string" calcext:value-type="string">
            <text:p>bathtub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10" calcext:value-type="float">
            <text:p>2391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stage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87" calcext:value-type="float">
            <text:p>23287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living room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68" calcext:value-type="float">
            <text:p>21968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binet</text:p>
          </table:table-cell>
          <table:table-cell office:value-type="string" calcext:value-type="string">
            <text:p>counter top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02" calcext:value-type="float">
            <text:p>2100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pan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92" calcext:value-type="float">
            <text:p>2029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building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19" calcext:value-type="float">
            <text:p>20219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armchair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imals_plants</text:p>
          </table:table-cell>
          <table:table-cell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4" calcext:value-type="float">
            <text:p>18384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40" calcext:value-type="float">
            <text:p>1894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ofa</text:p>
          </table:table-cell>
          <table:table-cell office:value-type="string" calcext:value-type="string">
            <text:p>doll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13" calcext:value-type="float">
            <text:p>1891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t-shirt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peopl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52" calcext:value-type="float">
            <text:p>18752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rug</text:p>
          </table:table-cell>
          <table:table-cell office:value-type="string" calcext:value-type="string">
            <text:p>dress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43" calcext:value-type="float">
            <text:p>187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jacket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lothing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85" calcext:value-type="float">
            <text:p>18385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carpet</text:p>
          </table:table-cell>
          <table:table-cell office:value-type="string" calcext:value-type="string">
            <text:p>wooden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43" calcext:value-type="float">
            <text:p>18343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screen</text:p>
          </table:table-cell>
          <table:table-cell office:value-type="string" calcext:value-type="string">
            <text:p>cloth</text:p>
          </table:table-cell>
          <table:table-cell office:value-type="string" calcext:value-type="string">
            <text:p>crossclassified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home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home-to-annotate'.A1:'home-to-annotate'.AMJ1048576" table:contains-header="false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08T16:40:30.716167893</dc:date>
    <meta:editing-duration>PT35M49S</meta:editing-duration>
    <meta:editing-cycles>9</meta:editing-cycles>
    <meta:generator>LibreOffice/5.3.3.2$MacOSX_X86_64 LibreOffice_project/3d9a8b4b4e538a85e0782bd6c2d430bafe583448</meta:generator>
    <meta:document-statistic meta:table-count="1" meta:cell-count="12213" meta:object-count="0"/>
  </office:meta>
</office:document-meta>
</file>